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rsid="0015b178" officeooo:paragraph-rsid="0015b178"/>
    </style:style>
    <style:style style:name="P2" style:family="paragraph" style:parent-style-name="Standard">
      <style:paragraph-properties fo:line-height="150%" fo:text-align="justify" style:justify-single-word="false"/>
      <style:text-properties officeooo:rsid="0016d005" officeooo:paragraph-rsid="0016d005"/>
    </style:style>
    <style:style style:name="P3" style:family="paragraph" style:parent-style-name="Standard">
      <style:paragraph-properties fo:line-height="150%" fo:text-align="center" style:justify-single-word="false"/>
      <style:text-properties style:font-name="Georgia" fo:font-size="13pt" officeooo:rsid="001374a6" officeooo:paragraph-rsid="0015407f" style:font-size-asian="13pt" style:font-size-complex="13pt"/>
    </style:style>
    <style:style style:name="P4" style:family="paragraph" style:parent-style-name="Standard">
      <style:paragraph-properties fo:line-height="150%" fo:text-align="justify" style:justify-single-word="false"/>
      <style:text-properties style:font-name="Georgia" fo:font-size="10.5pt" officeooo:rsid="001374a6" officeooo:paragraph-rsid="0015407f" style:font-size-asian="10.5pt" style:font-size-complex="10.5pt"/>
    </style:style>
    <style:style style:name="P5" style:family="paragraph" style:parent-style-name="Standard">
      <style:paragraph-properties fo:line-height="150%" fo:text-align="justify" style:justify-single-word="false"/>
      <style:text-properties fo:color="#000000" style:font-name="Georgia" fo:font-size="10pt" officeooo:rsid="001374a6" officeooo:paragraph-rsid="0015407f" style:font-size-asian="10.5pt" style:font-size-complex="10.5pt" loext:shadow="none"/>
    </style:style>
    <style:style style:name="P6" style:family="paragraph" style:parent-style-name="Standard">
      <style:paragraph-properties fo:line-height="150%" fo:text-align="justify" style:justify-single-word="false"/>
      <style:text-properties fo:color="#000000" style:font-name="Georgia" fo:font-size="10pt" officeooo:rsid="0016d005" officeooo:paragraph-rsid="0016d005" style:font-size-asian="10.5pt" style:font-size-complex="10.5pt" loext:shadow="none"/>
    </style:style>
    <style:style style:name="P7" style:family="paragraph" style:parent-style-name="Standard">
      <style:paragraph-properties fo:line-height="150%" fo:text-align="justify" style:justify-single-word="false"/>
      <style:text-properties fo:color="#000000" style:font-name="Georgia" fo:font-size="10pt" officeooo:rsid="0015b178" officeooo:paragraph-rsid="0015b178" style:font-size-asian="10.5pt" style:font-size-complex="10.5pt" loext:shadow="none"/>
    </style:style>
    <style:style style:name="P8" style:family="paragraph" style:parent-style-name="Text_20_body">
      <style:paragraph-properties fo:line-height="150%" fo:text-align="justify" style:justify-single-word="false"/>
    </style:style>
    <style:style style:name="P9" style:family="paragraph" style:parent-style-name="Text_20_body">
      <style:paragraph-properties fo:line-height="150%" fo:text-align="justify" style:justify-single-word="false"/>
      <style:text-properties officeooo:paragraph-rsid="001fef22"/>
    </style:style>
    <style:style style:name="P10" style:family="paragraph" style:parent-style-name="Text_20_body">
      <style:paragraph-properties fo:line-height="150%" fo:text-align="justify" style:justify-single-word="false"/>
      <style:text-properties officeooo:paragraph-rsid="002165e0"/>
    </style:style>
    <style:style style:name="P11" style:family="paragraph" style:parent-style-name="Text_20_body">
      <style:paragraph-properties fo:line-height="150%" fo:text-align="justify" style:justify-single-word="false"/>
      <style:text-properties fo:color="#000000" style:font-name="Georgia" fo:font-size="10pt" officeooo:paragraph-rsid="001c12fd" style:font-size-asian="10pt" style:font-size-complex="10pt"/>
    </style:style>
    <style:style style:name="P12" style:family="paragraph" style:parent-style-name="Text_20_body">
      <style:paragraph-properties fo:line-height="150%" fo:text-align="justify" style:justify-single-word="false"/>
      <style:text-properties fo:color="#000000" style:font-name="Georgia" fo:font-size="10pt" style:font-size-asian="10.5pt" style:font-size-complex="10.5pt" loext:shadow="none"/>
    </style:style>
    <style:style style:name="P13" style:family="paragraph" style:parent-style-name="Text_20_body">
      <style:paragraph-properties fo:line-height="150%" fo:text-align="justify" style:justify-single-word="false"/>
      <style:text-properties fo:color="#000000" style:font-name="Georgia" fo:font-size="10pt" officeooo:paragraph-rsid="001ecac1" style:font-size-asian="10.5pt" style:font-size-complex="10.5pt" loext:shadow="none"/>
    </style:style>
    <style:style style:name="P14" style:family="paragraph" style:parent-style-name="Text_20_body">
      <style:paragraph-properties fo:line-height="150%" fo:text-align="justify" style:justify-single-word="false"/>
      <style:text-properties fo:color="#000000" style:font-name="Georgia" fo:font-size="10pt" officeooo:paragraph-rsid="001d842c" style:font-size-asian="10.5pt" style:font-size-complex="10.5pt" loext:shadow="none"/>
    </style:style>
    <style:style style:name="P15" style:family="paragraph" style:parent-style-name="Text_20_body">
      <style:paragraph-properties fo:line-height="150%" fo:text-align="justify" style:justify-single-word="false"/>
      <style:text-properties fo:color="#000000" style:font-name="Georgia" fo:font-size="10pt" officeooo:paragraph-rsid="002165e0" style:font-size-asian="10.5pt" style:font-size-complex="10.5pt" loext:shadow="none"/>
    </style:style>
    <style:style style:name="P16" style:family="paragraph" style:parent-style-name="Text_20_body">
      <style:paragraph-properties fo:line-height="150%" fo:text-align="justify" style:justify-single-word="false"/>
      <style:text-properties fo:color="#000000" style:font-name="Georgia" fo:font-size="10pt" officeooo:rsid="001374a6" officeooo:paragraph-rsid="0015407f" style:font-size-asian="10.5pt" style:font-size-complex="10.5pt" loext:shadow="none"/>
    </style:style>
    <style:style style:name="P17" style:family="paragraph" style:parent-style-name="Text_20_body">
      <style:paragraph-properties fo:line-height="150%" fo:text-align="justify" style:justify-single-word="false"/>
      <style:text-properties fo:color="#000000" style:font-name="Georgia" fo:font-size="10pt" officeooo:rsid="001374a6" officeooo:paragraph-rsid="002165e0" style:font-size-asian="10.5pt" style:font-size-complex="10.5pt" loext:shadow="none"/>
    </style:style>
    <style:style style:name="P18" style:family="paragraph" style:parent-style-name="Text_20_body">
      <style:paragraph-properties fo:line-height="150%" fo:text-align="justify" style:justify-single-word="false"/>
      <style:text-properties fo:color="#000000" style:font-name="Georgia" fo:font-size="10pt" fo:font-weight="normal" style:font-size-asian="10.5pt" style:font-size-complex="10.5pt" loext:shadow="none"/>
    </style:style>
    <style:style style:name="P19" style:family="paragraph" style:parent-style-name="Text_20_body">
      <style:paragraph-properties fo:margin-top="0.139cm" fo:margin-bottom="0.347cm" loext:contextual-spacing="false" fo:line-height="150%" fo:text-align="justify" style:justify-single-word="false"/>
      <style:text-properties style:font-name="Georgia"/>
    </style:style>
    <style:style style:name="P20" style:family="paragraph" style:parent-style-name="Heading_20_1">
      <style:paragraph-properties fo:line-height="150%" fo:text-align="justify" style:justify-single-word="false"/>
    </style:style>
    <style:style style:name="P21" style:family="paragraph" style:parent-style-name="Heading_20_1">
      <style:paragraph-properties fo:line-height="150%" fo:text-align="justify" style:justify-single-word="false"/>
      <style:text-properties fo:color="#000000" style:font-name="Georgia" fo:font-size="10pt" style:font-size-asian="10.5pt" style:font-size-complex="10.5pt" loext:shadow="none"/>
    </style:style>
    <style:style style:name="P22" style:family="paragraph" style:parent-style-name="Quotations">
      <style:paragraph-properties fo:line-height="150%" fo:text-align="justify" style:justify-single-word="false"/>
    </style:style>
    <style:style style:name="P23" style:family="paragraph" style:parent-style-name="Quotations">
      <style:paragraph-properties fo:line-height="150%" fo:text-align="justify" style:justify-single-word="false"/>
      <style:text-properties fo:color="#000000" style:font-name="Georgia" fo:font-size="10pt" style:font-size-asian="10.5pt" style:font-size-complex="10.5pt" loext:shadow="none"/>
    </style:style>
    <style:style style:name="P24" style:family="paragraph" style:parent-style-name="Heading_20_2">
      <style:paragraph-properties fo:line-height="150%" fo:text-align="justify" style:justify-single-word="false"/>
    </style:style>
    <style:style style:name="P25" style:family="paragraph" style:parent-style-name="Heading_20_2">
      <style:paragraph-properties fo:line-height="150%" fo:text-align="justify" style:justify-single-word="false"/>
      <style:text-properties fo:color="#000000" style:font-name="Georgia" fo:font-size="10pt" style:font-size-asian="10.5pt" style:font-size-complex="10.5pt" loext:shadow="none"/>
    </style:style>
    <style:style style:name="P26" style:family="paragraph" style:parent-style-name="Heading_20_2">
      <style:paragraph-properties fo:line-height="150%" fo:text-align="justify" style:justify-single-word="false"/>
      <style:text-properties fo:color="#000000" style:font-name="Georgia" fo:font-size="10pt" officeooo:paragraph-rsid="002165e0" style:font-size-asian="10.5pt" style:font-size-complex="10.5pt" loext:shadow="none"/>
    </style:style>
    <style:style style:name="P27" style:family="paragraph" style:parent-style-name="Heading_20_3">
      <style:paragraph-properties fo:line-height="150%" fo:text-align="justify" style:justify-single-word="false"/>
      <style:text-properties fo:color="#000000" style:font-name="Georgia" fo:font-size="10pt" style:font-size-asian="10.5pt" style:font-size-complex="10.5pt" loext:shadow="none"/>
    </style:style>
    <style:style style:name="P28" style:family="paragraph" style:parent-style-name="Heading_20_4">
      <style:paragraph-properties fo:line-height="150%" fo:text-align="justify" style:justify-single-word="false"/>
      <style:text-properties fo:color="#000000" style:font-name="Georgia" fo:font-size="10pt" officeooo:rsid="001374a6" officeooo:paragraph-rsid="0015407f" style:font-size-asian="10.5pt" style:font-size-complex="10.5pt" loext:shadow="none"/>
    </style:style>
    <style:style style:name="P29" style:family="paragraph" style:parent-style-name="Heading_20_4">
      <style:paragraph-properties fo:line-height="150%" fo:text-align="justify" style:justify-single-word="false"/>
      <style:text-properties fo:color="#000000" style:font-name="Georgia" fo:font-size="10pt" style:font-size-asian="10.5pt" style:font-size-complex="10.5pt" loext:shadow="none"/>
    </style:style>
    <style:style style:name="P30" style:family="paragraph" style:parent-style-name="Standard">
      <style:paragraph-properties fo:line-height="150%" fo:text-align="justify" style:justify-single-word="false"/>
      <style:text-properties officeooo:paragraph-rsid="0016d005"/>
    </style:style>
    <style:style style:name="P31" style:family="paragraph" style:parent-style-name="Text_20_body">
      <style:paragraph-properties fo:line-height="150%" fo:text-align="justify" style:justify-single-word="false"/>
      <style:text-properties fo:color="#000000" style:font-name="Georgia" fo:font-size="10pt" style:font-size-asian="10.5pt" style:font-size-complex="10.5pt" loext:shadow="none"/>
    </style:style>
    <style:style style:name="P32" style:family="paragraph" style:parent-style-name="Text_20_body">
      <style:paragraph-properties fo:line-height="150%" fo:text-align="justify" style:justify-single-word="false"/>
      <style:text-properties fo:color="#000000" style:font-name="Georgia" fo:font-size="10pt" officeooo:paragraph-rsid="001fef22" style:font-size-asian="10.5pt" style:font-size-complex="10.5pt" loext:shadow="none"/>
    </style:style>
    <style:style style:name="P33" style:family="paragraph" style:parent-style-name="Text_20_body" style:list-style-name="L1">
      <style:paragraph-properties fo:line-height="150%" fo:text-align="justify" style:justify-single-word="false"/>
      <style:text-properties fo:color="#000000" style:font-name="Georgia" fo:font-size="10pt" style:font-size-asian="10.5pt" style:font-size-complex="10.5pt" loext:shadow="none"/>
    </style:style>
    <style:style style:name="P34" style:family="paragraph" style:parent-style-name="Text_20_body" style:list-style-name="L2">
      <style:paragraph-properties fo:line-height="150%" fo:text-align="justify" style:justify-single-word="false"/>
      <style:text-properties fo:color="#000000" style:font-name="Georgia" fo:font-size="10pt" style:font-size-asian="10.5pt" style:font-size-complex="10.5pt" loext:shadow="none"/>
    </style:style>
    <style:style style:name="P35" style:family="paragraph" style:parent-style-name="Text_20_body" style:list-style-name="L3">
      <style:paragraph-properties fo:line-height="150%" fo:text-align="justify" style:justify-single-word="false"/>
      <style:text-properties fo:color="#000000" style:font-name="Georgia" fo:font-size="10pt" officeooo:paragraph-rsid="002165e0" style:font-size-asian="10.5pt" style:font-size-complex="10.5pt" loext:shadow="none"/>
    </style:style>
    <style:style style:name="P36" style:family="paragraph" style:parent-style-name="Text_20_body">
      <style:paragraph-properties fo:line-height="150%" fo:text-align="justify" style:justify-single-word="false"/>
      <style:text-properties fo:color="#000000" style:font-name="Georgia" fo:font-size="10pt" officeooo:paragraph-rsid="0023758e" style:font-size-asian="10.5pt" style:font-size-complex="10.5pt" loext:shadow="none"/>
    </style:style>
    <style:style style:name="P37" style:family="paragraph" style:parent-style-name="Text_20_body">
      <style:paragraph-properties fo:line-height="150%" fo:text-align="justify" style:justify-single-word="false"/>
      <style:text-properties fo:color="#000000" style:font-name="Georgia" fo:font-size="10pt" officeooo:rsid="001374a6" officeooo:paragraph-rsid="0023758e" style:font-size-asian="10.5pt" style:font-size-complex="10.5pt" loext:shadow="none"/>
    </style:style>
    <style:style style:name="P38" style:family="paragraph" style:parent-style-name="Text_20_body" style:list-style-name="L7">
      <style:paragraph-properties fo:line-height="150%" fo:text-align="justify" style:justify-single-word="false"/>
      <style:text-properties fo:color="#000000" style:font-name="Georgia" fo:font-size="10pt" fo:font-weight="normal" style:font-size-asian="10.5pt" style:font-size-complex="10.5pt" loext:shadow="none"/>
    </style:style>
    <style:style style:name="P39" style:family="paragraph" style:parent-style-name="Text_20_body" style:list-style-name="L4">
      <style:paragraph-properties fo:line-height="150%" fo:text-align="justify" style:justify-single-word="false"/>
    </style:style>
    <style:style style:name="P40" style:family="paragraph" style:parent-style-name="Text_20_body" style:list-style-name="L5">
      <style:paragraph-properties fo:line-height="150%" fo:text-align="justify" style:justify-single-word="false"/>
    </style:style>
    <style:style style:name="P41" style:family="paragraph" style:parent-style-name="Text_20_body" style:list-style-name="L6">
      <style:paragraph-properties fo:line-height="150%" fo:text-align="justify" style:justify-single-word="false"/>
    </style:style>
    <style:style style:name="P42" style:family="paragraph" style:parent-style-name="Text_20_body" style:list-style-name="L1">
      <style:paragraph-properties fo:margin-top="0cm" fo:margin-bottom="0cm" loext:contextual-spacing="false" fo:line-height="150%" fo:text-align="justify" style:justify-single-word="false"/>
      <style:text-properties fo:color="#000000" style:font-name="Georgia" fo:font-size="10pt" style:font-size-asian="10.5pt" style:font-size-complex="10.5pt" loext:shadow="none"/>
    </style:style>
    <style:style style:name="P43" style:family="paragraph" style:parent-style-name="Text_20_body" style:list-style-name="L2">
      <style:paragraph-properties fo:margin-top="0cm" fo:margin-bottom="0cm" loext:contextual-spacing="false" fo:line-height="150%" fo:text-align="justify" style:justify-single-word="false"/>
      <style:text-properties fo:color="#000000" style:font-name="Georgia" fo:font-size="10pt" style:font-size-asian="10.5pt" style:font-size-complex="10.5pt" loext:shadow="none"/>
    </style:style>
    <style:style style:name="P44" style:family="paragraph" style:parent-style-name="Text_20_body" style:list-style-name="L5">
      <style:paragraph-properties fo:margin-top="0cm" fo:margin-bottom="0cm" loext:contextual-spacing="false" fo:line-height="150%" fo:text-align="justify" style:justify-single-word="false"/>
      <style:text-properties fo:color="#000000" style:font-name="Georgia" fo:font-size="10pt" style:font-size-asian="10.5pt" style:font-size-complex="10.5pt" loext:shadow="none"/>
    </style:style>
    <style:style style:name="P45" style:family="paragraph" style:parent-style-name="Text_20_body" style:list-style-name="L7">
      <style:paragraph-properties fo:margin-top="0cm" fo:margin-bottom="0cm" loext:contextual-spacing="false" fo:line-height="150%" fo:text-align="justify" style:justify-single-word="false"/>
      <style:text-properties fo:color="#000000" style:font-name="Georgia" fo:font-size="10pt" fo:font-weight="normal" style:font-size-asian="10.5pt" style:font-size-complex="10.5pt" loext:shadow="none"/>
    </style:style>
    <style:style style:name="P46" style:family="paragraph" style:parent-style-name="Text_20_body" style:list-style-name="L4">
      <style:paragraph-properties fo:margin-top="0cm" fo:margin-bottom="0cm" loext:contextual-spacing="false" fo:line-height="150%" fo:text-align="justify" style:justify-single-word="false"/>
    </style:style>
    <style:style style:name="P47" style:family="paragraph" style:parent-style-name="Text_20_body" style:list-style-name="L5">
      <style:paragraph-properties fo:margin-top="0cm" fo:margin-bottom="0cm" loext:contextual-spacing="false" fo:line-height="150%" fo:text-align="justify" style:justify-single-word="false"/>
    </style:style>
    <style:style style:name="P48" style:family="paragraph" style:parent-style-name="Text_20_body" style:list-style-name="L6">
      <style:paragraph-properties fo:margin-top="0cm" fo:margin-bottom="0cm" loext:contextual-spacing="false" fo:line-height="150%" fo:text-align="justify" style:justify-single-word="false"/>
    </style:style>
    <style:style style:name="P49" style:family="paragraph" style:parent-style-name="Text_20_body" style:list-style-name="L7">
      <style:paragraph-properties fo:margin-top="0cm" fo:margin-bottom="0cm" loext:contextual-spacing="false" fo:line-height="150%" fo:text-align="justify" style:justify-single-word="false"/>
    </style:style>
    <style:style style:name="P50" style:family="paragraph" style:parent-style-name="Heading_20_3" style:list-style-name="L3">
      <style:paragraph-properties fo:line-height="150%" fo:text-align="justify" style:justify-single-word="false"/>
      <style:text-properties officeooo:paragraph-rsid="002165e0"/>
    </style:style>
    <style:style style:name="P51" style:family="paragraph" style:parent-style-name="Heading_20_3" style:list-style-name="L3">
      <style:paragraph-properties fo:line-height="150%" fo:text-align="justify" style:justify-single-word="false"/>
      <style:text-properties fo:color="#000000" style:font-name="Georgia" fo:font-size="10pt" officeooo:paragraph-rsid="002165e0" style:font-size-asian="10.5pt" style:font-size-complex="10.5pt" loext:shadow="none"/>
    </style:style>
    <style:style style:name="T1" style:family="text">
      <style:text-properties fo:font-weight="normal"/>
    </style:style>
    <style:style style:name="T2" style:family="text">
      <style:text-properties fo:color="#000000" style:font-name="Georgia" fo:font-size="10pt" style:font-size-asian="10.5pt" style:font-size-complex="10.5pt" loext:shadow="none"/>
    </style:style>
    <style:style style:name="T3" style:family="text">
      <style:text-properties fo:color="#000000" style:font-name="Georgia" fo:font-size="10pt" officeooo:rsid="001ecac1" style:font-size-asian="10.5pt" style:font-size-complex="10.5pt" loext:shadow="none"/>
    </style:style>
    <style:style style:name="T4" style:family="text">
      <style:text-properties fo:color="#000000" style:font-name="Georgia" fo:font-size="10pt" officeooo:rsid="001fef22" style:font-size-asian="10.5pt" style:font-size-complex="10.5pt" loext:shadow="none"/>
    </style:style>
    <style:style style:name="T5" style:family="text">
      <style:text-properties fo:color="#000000" style:font-name="Georgia" fo:font-size="10pt" officeooo:rsid="0016d005" style:font-size-asian="10.5pt" style:font-size-complex="10.5pt" loext:shadow="none"/>
    </style:style>
    <style:style style:name="T6" style:family="text">
      <style:text-properties fo:color="#000000" style:font-name="Georgia" fo:font-size="10pt" fo:font-weight="normal" style:font-size-asian="10.5pt" style:font-size-complex="10.5pt" loext:shadow="none"/>
    </style:style>
    <style:style style:name="T7" style:family="text">
      <style:text-properties fo:color="#000000" style:font-name="Georgia" fo:font-size="10pt" fo:font-style="normal" officeooo:rsid="001fef22" style:font-size-asian="10.5pt" style:font-style-asian="normal" style:font-size-complex="10.5pt" style:font-style-complex="normal" loext:shadow="none"/>
    </style:style>
    <style:style style:name="T8" style:family="text">
      <style:text-properties fo:font-weight="bold" style:font-weight-asian="bold" style:font-weight-complex="bold"/>
    </style:style>
    <style:style style:name="T9" style:family="text">
      <style:text-properties fo:font-weight="bold" officeooo:rsid="001c3599" style:font-weight-asian="bold" style:font-weight-complex="bold"/>
    </style:style>
    <style:style style:name="T10" style:family="text">
      <style:text-properties style:font-name="Georgia"/>
    </style:style>
    <style:style style:name="T11" style:family="text">
      <style:text-properties style:font-name="Georgia" loext:shadow="none"/>
    </style:style>
    <style:style style:name="T12" style:family="text">
      <style:text-properties officeooo:rsid="001fef22"/>
    </style:style>
    <style:style style:name="T13" style:family="text">
      <style:text-properties officeooo:rsid="002165e0"/>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8">Planejamento de </text:span><text:span text:style-name="T9">C</text:span><text:span text:style-name="T8">arreira</text:span></text:p>
      <text:p text:style-name="P4"/>
      <text:h text:style-name="P26" text:outline-level="2">O que é Planejamento de Carreira?</text:h>
      <text:p text:style-name="P17">Um Planejamento de Carreira nada mais é do que organizar os seus objetivos profissionais visando à evolução para novos cargos dentro da instituição em que trabalha ou ascender profissionalmente, no mercado como um todo. Em resumo, o Planejamento de Carreira consiste em definir os objetivos almejados e estipular prazos, metas e estratégias para alcançá-los, levando em conta o seu momento profissional e o mercado de trabalho em que está inserido.</text:p>
      <text:p text:style-name="P17">Um plano de carreira vai <text:span text:style-name="Strong_20_Emphasis">muito além de uma simples ferramenta</text:span> para uso profissional. O plano de carreira consiste em um conjunto de ações que visam guiar uma carreira traçando os melhores caminhos <text:span text:style-name="T13">a</text:span> serem percorridos pelo profissional, de forma que este, possa ascender em sua profissão e atingir níveis elevados em sua área ou empresa.</text:p>
      <text:p text:style-name="P10"><text:span text:style-name="Strong_20_Emphasis"><text:span text:style-name="T2">O plano de carreira funcionará como um guia prático para você alcançar o sucesso em sua carreira</text:span></text:span><text:span text:style-name="T2">. Lembrando que não basta somente elaborar o plano e aguardar pelos resultados, você precisa tomar as atitudes necessárias para atingir o que está pré-determinado em seu plano de carreira.</text:span></text:p>
      <text:p text:style-name="P17">A melhor definição para plano de carreira certamente é: <text:span text:style-name="Strong_20_Emphasis">sucesso profissional. </text:span>Para ser mais específico neste termo, este é um passo a mais para você se aproximar do progresso e se desenvolver em sua profissão de forma clara.</text:p>
      <text:p text:style-name="P36">O primeiro passo para estabelecer seu plano de carreira é identificar o que gostaria de fazer e aonde quer chegar. Isso envolve tudo, como profissão, tipo de trabalho, nível hierárquico e mercado que pretende atender.</text:p>
      <text:p text:style-name="P37">"Tem de criar um cenário com possibilidades lá na frente. Não que vá conseguir tudo o que quer, mas não existe plano sem saber aonde almeja chegar", </text:p>
      <text:p text:style-name="P17"><text:span text:style-name="Strong_20_Emphasis">Uma lista profissional com objetivos traçados de acordo com a sua carreira. </text:span>A melhor definição para o plano de carreira e que pode ser explicada através de alguns pontos como: Uma lista com suas principais ambições profissionais – à serem atingidas em um futuro próximo e distante -, e, em conjunto, as suas metas para atingir tais desejos.</text:p>
      <text:p text:style-name="P16">Você já parou para pensar como estará sua vida profissional daqui a 5, 10 ou 30 anos? Se sim, então você já deu seus primeiros passos para a criação de um plano de carreira. Se não, está na hora de começar a pensar!</text:p>
      <text:p text:style-name="P8"><text:span text:style-name="T2">Existem </text:span><text:span text:style-name="Strong_20_Emphasis"><text:span text:style-name="T2">dois tipos de plano de carreira</text:span></text:span><text:span text:style-name="T2">: aquele que você desenvolve para si mesmo e o que as empresas oferecem aos seus funcionários. </text:span><text:span text:style-name="T3">Muito raramente </text:span><text:span text:style-name="T4">a segunda situação acontece, uma vez que se torna muito onerosa para e empresa. </text:span><text:span text:style-name="Emphasis"><text:span text:style-name="T7">De acordo com a nova edição da Pesquisa dos Profissionais Brasileiros, levantamento anual feito pela </text:span></text:span><text:a xlink:type="simple" xlink:href="http://www.catho.com.br/" office:target-frame-name="_blank" xlink:show="new" text:style-name="Internet_20_link" text:visited-style-name="Visited_20_Internet_20_Link"><text:span text:style-name="Emphasis">Catho</text:span></text:a><text:span text:style-name="Emphasis"><text:span text:style-name="T7">, aproximadamente 70% das companhias não oferecem plano de carreira aos funcionários, apesar de ser uma prática considerada importante para o desenvolvimento profissional.</text:span></text:span></text:p>
      <text:h text:style-name="P24" text:outline-level="2"><text:soft-page-break/><text:span text:style-name="Strong_20_Emphasis"><text:span text:style-name="T2">Plano de carreira: como começar o seu em três passos</text:span></text:span></text:h>
      <text:p text:style-name="P8"><text:span text:style-name="T2">O plano de carreira nada mais é do que um conjunto de caminhos e metas bem definidos que servem como um </text:span><text:span text:style-name="Strong_20_Emphasis"><text:span text:style-name="T2">guia de crescimento</text:span></text:span><text:span text:style-name="T2"> profissional.</text:span></text:p>
      <text:p text:style-name="P12"/>
      <text:p text:style-name="P32">Seja qual for o seu objetivo, fazer acontecer o seu plano de carreira não é difícil, mas vai exigir muita dedicação, capacidade de se comunicar e planejamento.</text:p>
      <text:p text:style-name="P9"><text:span text:style-name="T2"><text:s/></text:span><text:span text:style-name="T4">O</text:span><text:span text:style-name="T2"> ideal é </text:span><text:span text:style-name="Strong_20_Emphasis"><text:span text:style-name="T2">estabelecer metas</text:span></text:span><text:span text:style-name="T2"> de curto, médio e longo prazo e trabalhar cada uma delas de trás para frente.</text:span></text:p>
      <text:p text:style-name="P12">Entenda melhor a seguir:</text:p>
      <text:h text:style-name="P24" text:outline-level="2"><text:span text:style-name="Strong_20_Emphasis"><text:span text:style-name="T2">Primeiro passo: estabeleça metas</text:span></text:span></text:h>
      <text:p text:style-name="P12">Digamos que você acabou de entrar em uma boa empresa e tem interesse em crescer profissionalmente dentro dela. Seu desejo é um dia se tornar diretor daquela organização ou de qualquer outra do ramo – uma meta bastante ambiciosa.</text:p>
      <text:p text:style-name="P12">Sabendo que a posição de direção é difícil de atingir e que provavelmente levará muitos anos até você ter experiência para um cargo desses, a saída é dar o primeiro passo traçando metas reais:</text:p>
      <text:list xml:id="list6289342580196384552" text:style-name="L1">
        <text:list-item>
          <text:p text:style-name="P42">Qual cargo deseja ocupar daqui a cinco anos? Seja realista, trace metas palpáveis. </text:p>
        </text:list-item>
        <text:list-item>
          <text:p text:style-name="P42">Qual salário deseja receber até lá? </text:p>
        </text:list-item>
        <text:list-item>
          <text:p text:style-name="P42">Daqui a sete, oito anos, você acha que pode chegar a gerente? Que tipo de conhecimento será necessário adquirir durante esse tempo para assumir esse cargo? </text:p>
        </text:list-item>
        <text:list-item>
          <text:p text:style-name="P33">Para chegar ao sonhado cargo de direção, quanto tempo mais será necessário: dez anos, vinte? Que outras habilidades você precisa dominar para isso? </text:p>
        </text:list-item>
      </text:list>
      <text:p text:style-name="P8"><text:span text:style-name="T2">Lembre-se de que uma meta é um plano estruturado, desenhado a partir de componentes reais do nosso dia a dia. Ter como </text:span><text:span text:style-name="Strong_20_Emphasis"><text:span text:style-name="T2">meta</text:span></text:span><text:span text:style-name="T2"> ser diretor de uma empresa </text:span><text:span text:style-name="Strong_20_Emphasis"><text:span text:style-name="T2">é bem diferente de sonhar</text:span></text:span><text:span text:style-name="T2"> com esse cargo. O sonho pode se perder no meio do caminho.</text:span></text:p>
      <text:h text:style-name="P24" text:outline-level="2"><text:span text:style-name="Strong_20_Emphasis"><text:span text:style-name="T2">Segundo passo: cumpra as metas!</text:span></text:span></text:h>
      <text:p text:style-name="P12"><text:span text:style-name="T12">O</text:span> ideal é cumprir as metas de trás para frente. Ou seja, depois de estabelecer um horizonte de curto, médio e longo prazo, faça de tudo para chegar lá.</text:p>
      <text:p text:style-name="P12">Ele cita como exemplo a poupança: se você quiser juntar R$ 100 mil para dar entrada no seu apartamento no futuro, quanto por mês será preciso economizar para chegar a esse valor?</text:p>
      <text:p text:style-name="P12">É a mesma coisa com o plano de carreira. Se você quer ser diretor, quais as etapas lógicas e os conhecimentos necessários?</text:p>
      <text:h text:style-name="P24" text:outline-level="2"><text:soft-page-break/><text:span text:style-name="Strong_20_Emphasis"><text:span text:style-name="T2">Terceiro passo: faça acontecer!</text:span></text:span></text:h>
      <text:p text:style-name="P12">Crescer na carreira não é algo que acontece sozinho. Se você quer fazer seu plano de carreira acontecer, terá que se mexer!</text:p>
      <text:p text:style-name="P12">Comunicação e dinamismo serão essenciais nesse processo.</text:p>
      <text:p text:style-name="P12"><text:span text:style-name="T8">converse com as pessoas que já estão nos cargos que você deseja ocupar um dia</text:span>. Sente com o seu gerente, por exemplo, e tente entender qual foi a trajetória dele até aquela posição, quando ele começou na carreira, a evolução, o que fez para ascender na carreira, os processos por trás de tudo isso.</text:p>
      <text:p text:style-name="P12">Demonstrar interesse pelo negócio da empresa também é muito importante. Se você for um profissional dedicado, as pessoas que podem promovê-lo estarão de olho no seu desempenho. Por isso, jamais desanime ou perca o pique! Ter energia é fundamental para cumprir cada uma das metas. Estude, desenvolva uma visão global do mercado onde atua, pesquise estratégias. Tudo isso irá contar a favor do seu plano de carreira.</text:p>
      <text:p text:style-name="P12"> </text:p>
      <text:h text:style-name="P24" text:outline-level="2"><text:span text:style-name="Strong_20_Emphasis"><text:span text:style-name="T2">Quem pode fazer um plano de carreira?</text:span></text:span></text:h>
      <text:p text:style-name="P12">Qualquer profissional de qualquer área pode fazer um plano de carreira, independentemente de trabalhar como funcionário ou autônomo, se é artista ou engenheiro.</text:p>
      <text:p text:style-name="P12">O mercado está sempre em busca de profissionais capazes de resolver problemas. Quem quer ter um plano de carreira terá que trabalhar em equipe, ter ciência das suas responsabilidades, ser dinâmico e colaborativo. E o principal: conhecer bem sua área de trabalho, o negócio da empresa para quem você trabalha ou presta serviço, ter noção exata daquilo que faz a roda girar. Dessa forma, todos os olhos estarão em você, acredite!</text:p>
      <text:p text:style-name="P12"/>
      <text:h text:style-name="P24" text:outline-level="2"><text:span text:style-name="Strong_20_Emphasis"><text:span text:style-name="T2">Plano de carreira de empresas</text:span></text:span></text:h>
      <text:p text:style-name="P12">Muitas empresas ofereciam um plano de carreira estruturado aos seus funcionários como uma espécie de benefício para seu crescimento profissional.</text:p>
      <text:p text:style-name="P12">Acontece que o cenário de trabalho mudou bastante na última década e esse tipo de plano de carreira está caindo em desuso. Primeiro, porque é raro alguém ficar por 20, 30 anos no mesmo local. Depois, porque as pessoas seguem caminhos diferentes para chegar a um mesmo objetivo – ou mesmo podem mudar de direção no meio da jornada.</text:p>
      <text:p text:style-name="P8"><text:span text:style-name="T2">O ideal é pensar no plano de carreira como um </text:span><text:span text:style-name="Strong_20_Emphasis"><text:span text:style-name="T2">mapa de desenvolvimento</text:span></text:span><text:span text:style-name="T2"> e encontrar o tipo de empresa ideal que permita esse desenvolvimento.</text:span></text:p>
      <text:p text:style-name="P8"><text:span text:style-name="Strong_20_Emphasis"><text:span text:style-name="T2"/></text:span></text:p>
      <text:p text:style-name="P12">Seu plano de carreira deve ser posto em ação já no momento da entrevista de emprego. É importante discutir todas as suas expectativas com a empresa antes da contratação. Para isso, será necessário:</text:p>
      <text:list xml:id="list7864079879465691708" text:style-name="L2">
        <text:list-item>
          <text:p text:style-name="P43"><text:soft-page-break/>Conhecer bem a área de atuação da empresa, os negócios, os balanços anuais, o momento do mercado, etc. </text:p>
        </text:list-item>
        <text:list-item>
          <text:p text:style-name="P43">Pesquisar o organograma da área onde você vai trabalhar, conhecer quem estará trabalhando com você. </text:p>
        </text:list-item>
        <text:list-item>
          <text:p text:style-name="P43">Deixar claro que seu objetivo vai muito além do dinheiro: você quer crescer e está disposto a dedicar-se a isso. </text:p>
        </text:list-item>
        <text:list-item>
          <text:p text:style-name="P34">Manter a energia e o brilho nos olhos. Todo gestor quer uma pessoa disposta a trabalhar. Muitas empresas deixam de contratar bons profissionais, capazes, com potencial, porque eles não conseguem demonstrar interesse na hora da entrevista. </text:p>
        </text:list-item>
      </text:list>
      <text:p text:style-name="P5"/>
      <text:p text:style-name="P5"/>
      <text:h text:style-name="P28" text:outline-level="4">Confira o que é um Plano de Carreira e qual a sua importância</text:h>
      <text:p text:style-name="P22"><text:span text:style-name="Emphasis"><text:span text:style-name="T2"/></text:span></text:p>
      <text:p text:style-name="P12"/>
      <text:h text:style-name="P29" text:outline-level="4">Qual a melhor definição para “plano de carreira”?</text:h>
      <text:p text:style-name="P12"/>
      <text:p text:style-name="P12"/>
      <text:p text:style-name="P12"/>
      <text:p text:style-name="P12"/>
      <text:p text:style-name="P12"/>
      <text:p text:style-name="P12">om o início do ano, é muito comum que paremos para pensar sobre o que conquistamos ao longo do ano passado e o que gostaríamos de realizar durante este novo ano, não é mesmo? As nossas famosas “resoluções de ano novo”. No âmbito profissional, não é diferente. Profissionais que desejam ascender no mercado ou se estabilizarem um determinado cargo precisam ter em mente o seu planejamento de carreira. </text:p>
      <text:h text:style-name="P26" text:outline-level="2"/>
      <text:h text:style-name="P26" text:outline-level="2">Qual a importância do Planejamento de Carreira?</text:h>
      <text:p text:style-name="P15">A importância do Planejamento de Carreira refere-se à personalização do mesmo para os seus objetivos. Em outras palavras, ao optar por realizar um Planejamento de Carreira, você não precisará se enquadrar no que a organização que você trabalha ou no que o mercado de trabalho “escolheu” para você. Ao traçar seus objetivos e preparar-se para alcança-los, você estará superando as expectativas e conquistando novas oportunidades, quem sabe até mesmo tornando-se dono do próprio negócio, pois com um planejamento mostrar que você está atrás de um desenvolvimento profissional comprometido, tornando-se um diferencial no mercado de trabalho.</text:p>
      <text:p text:style-name="P15"><text:soft-page-break/>Agora que você compreendeu o conceito e a importância de realizar um Planejamento de Carreira, que tal aprender como fazê-lo? Então, vamos lá!</text:p>
      <text:h text:style-name="P26" text:outline-level="2">Como fazer um Planejamento de Carreira?</text:h>
      <text:p text:style-name="P15">Para montar um Planejamento de Carreira é necessário, conforme afirmamos anteriormente, levar em conta os seus objetivos. Mas, que objetivos são esses? Podemos dividi-los em três:</text:p>
      <text:list xml:id="list8098438601357707073" text:style-name="L3">
        <text:list-item>
          <text:list>
            <text:list-item>
              <text:list>
                <text:list-item>
                  <text:h text:style-name="P50" text:outline-level="3"><text:span text:style-name="Strong_20_Emphasis"><text:span text:style-name="T2"> Objetivo Salarial</text:span></text:span></text:h>
                </text:list-item>
              </text:list>
            </text:list-item>
          </text:list>
          <text:p text:style-name="P35">Neste item você descreverá quanto pretende ganhar (por exemplo, R$20.000,00) e em quanto tempo (neste caso, 5 anos). A partir de então, você estipula metas semestrais para atingir o objetivo desejado, conforme o exemplo abaixo:</text:p>
          <text:p text:style-name="P35"/>
          <text:list>
            <text:list-item>
              <text:list>
                <text:list-item text:start-value="1">
                  <text:h text:style-name="P51" text:outline-level="3" text:restart-numbering="true" text:start-value="-1">Objetivos de Carreira</text:h>
                </text:list-item>
              </text:list>
            </text:list-item>
          </text:list>
          <text:p text:style-name="P35">Neste item, por sua vez, você irá estipular o seu objetivo de carreira, ou seja, o que deseja fazer, como deseja fazer e onde. Por exemplo: “Pretendo abrir uma empresa que atue no ramo de educação, e que seja um ambiente saudável e nada cansativo”. Como você pode perceber, o objetivo aqui é ser dono do próprio negócio, o tipo de negócio é o ramo de educação e se deseja trabalhar em um ambiente saudável. Para atingir este objetivo é preciso definir estratégias e metas. Mas, como?</text:p>
          <text:p text:style-name="P35">1)      Primeiramente, é necessário definir quais são as competências necessárias para atingir estes objetivos. No exemplo, citamos Inglês e Espanhol Fluente.</text:p>
          <text:p text:style-name="P35">2)      Depois, você precisa apontar qual o seu nível em cada competência desejada e em quanto você precisa chegar.</text:p>
          <text:p text:style-name="P35">3)      Por último, você precisa registrar o que precisa fazer para alcançar estas competências e quanto pretende inicia-las e termina-las (e então quando efetivamente começou e terminou).</text:p>
          <text:list>
            <text:list-item>
              <text:list>
                <text:list-item text:start-value="1">
                  <text:h text:style-name="P51" text:outline-level="3" text:restart-numbering="true" text:start-value="-1">Objetivos Pessoais</text:h>
                </text:list-item>
              </text:list>
            </text:list-item>
          </text:list>
          <text:p text:style-name="P35">Por último,é necessário estipular seus objetivos pessoais. Neste exemplo, temos: “Quero ser completamente feliz no meu trabalho e ter tempo para conviver com minha família e meus amigos”. Como você pode perceber, é importante que os seus objetivos de carreira estejam coerente com seus objetivos pessoais. E objetivos pessoais são fundamentais para o Planejamento de Carreira, pois você precisa estar em equilíbrio para desempenhar bem suas funções.</text:p>
          <text:p text:style-name="P35">Neste item também é necessário estipular metas, como neste caso:</text:p>
          <text:p text:style-name="P35">1)      Criar uma rotina de trabalho</text:p>
          <text:p text:style-name="P35">2)      Passar todos os domingos com a família</text:p>
          <text:p text:style-name="P35"><text:soft-page-break/>3)      Viajar uma vez por semestre</text:p>
        </text:list-item>
      </text:list>
      <text:h text:style-name="P29" text:outline-level="4">Como elaborar um plano de carreira</text:h>
      <text:p text:style-name="P12"/>
      <text:p text:style-name="P12">De forma clara, o plano de carreira é composto por um processo dividido em três etapas:</text:p>
      <text:list xml:id="list3188037437176120965" text:style-name="L4">
        <text:list-item>
          <text:p text:style-name="P46"><text:span text:style-name="T2"> A primeira etapa, está relacionada com a avaliação de </text:span><text:span text:style-name="Strong_20_Emphasis"><text:span text:style-name="T2">onde você está atualmente</text:span></text:span><text:span text:style-name="T2">. Nesta etapa, tais pontos como: cargo, remuneração, competências, formação acadêmica e histórico profissional devem ser analisados para definir sua atual situação. </text:span></text:p>
        </text:list-item>
        <text:list-item>
          <text:p text:style-name="P46"><text:span text:style-name="T2">Posteriormente, é aplicada a segunda fase com o intuito de definir </text:span><text:span text:style-name="Strong_20_Emphasis"><text:span text:style-name="T2">aonde você quer chegar. </text:span></text:span><text:span text:style-name="T2">Este é o momento de avaliar quais são os seus objetivos nos três prazos de duração (curto, médio e longo), a fim de prosseguir para o próxima e última etapa. </text:span></text:p>
        </text:list-item>
        <text:list-item>
          <text:p text:style-name="P39"><text:span text:style-name="T2">Neste momento, após analisar onde você está e traçar para onde você quer ir, serão definidos </text:span><text:span text:style-name="Strong_20_Emphasis"><text:span text:style-name="T2">quais os próximos passos </text:span></text:span><text:span text:style-name="T2">para atingir suas metas. Esta etapa irá colaborar com a sua projeção de futuro, ou seja, definir como e o que deve ser feito alcançar o seu objetivo profissional. </text:span></text:p>
        </text:list-item>
      </text:list>
      <text:p text:style-name="P12">Basicamente, não há um plano de carreira perfeito, mas, aquele que consegue definir sua trajetória e estratégias de forma clara e coesa, certamente irá colaborar com seu progresso na carreira, e, consequentemente com seu caminho rumo ao sucesso.</text:p>
      <text:h text:style-name="P29" text:outline-level="4">Então o plano de carreira é o único passo para alcançar o sucesso?</text:h>
      <text:p text:style-name="P12"/>
      <text:p text:style-name="P8"><text:span text:style-name="Strong_20_Emphasis"><text:span text:style-name="T2">Com toda certeza não. </text:span></text:span><text:span text:style-name="T2">O plano de carreira é fundamental para se conhecer melhor, desenvolver as habilidades e traçar um planejamento profissional claro, entretanto, este não deve ser tratado como uma forma exclusiva de progredir profissionalmente.</text:span></text:p>
      <text:p text:style-name="P8"><text:span text:style-name="T2">Faça </text:span><text:span text:style-name="Strong_20_Emphasis"><text:span text:style-name="T2">cursos de pós-graduação</text:span></text:span><text:span text:style-name="T2"> (a distância ou presencial), continue se especializando com novos conhecimentos, participe de palestras, workshops e treinamentos. Enfim, o sucesso não pode ser alcançado com apenas uma única atitude ou decisão, mas, sim, com um conjunto de estratégias e esforços para que você atinja seus objetivos.</text:span></text:p>
      <text:h text:style-name="P24" text:outline-level="2"><text:span text:style-name="Strong_20_Emphasis"><text:span text:style-name="T2">Um plano de carreira deve unir objetivos do funcionário e da empresa. Assim, o crescimento de ambos é potencializado</text:span></text:span></text:h>
      <text:p text:style-name="P12">Como fazer para reter talentos e desenvolver ao máximo seus potenciais? Como formar lideranças e capacitá-las a gerir áreas estratégicas da sua empresa? Como engajar funcionários? Um dos caminhos recomendados para alcançar isso é por meio de um bom plano de carreira para seus funcionários.</text:p>
      <text:p text:style-name="P8"><text:span text:style-name="T2">Mas o que é isso? </text:span><text:span text:style-name="Strong_20_Emphasis"><text:span text:style-name="T2">Plano de carreira</text:span></text:span><text:span text:style-name="T2"> é um programa estruturado que estipula o caminho que cada funcionário vai percorrer dentro de uma organização. Ele determina as competências necessárias para cada posição hierárquica e também qual é a expectativa da empresa em relação àquela posição.</text:span></text:p>
      <text:p text:style-name="P12"><text:soft-page-break/>Ele traz vantagens tanto para a empresa, quanto para os funcionários. De um lado, deve ser formulado para atrair e reter talentos, e, acredite, sua empresa ganha muito com isso, afinal, na maioria dos casos vale mais a pena promover um colaborador que já atua na empresa, que já conhece a sua cultura e seu modo de funcionamento, em vez de contratar uma nova pessoa. De outro, ele deve proporcionar ao funcionário a possibilidade de se desenvolver cada vez mais.</text:p>
      <text:p text:style-name="P12">Tendo um plano de carreira, o profissional pode saber por quais etapas passará na hierarquia da empresa e quanto tempo ficará em cada uma delas. Além disso, o plano pode funcionar como um convite para o funcionário trabalhar ativamente o seu desenvolvimento. Ora, se ele sabe onde quer chegar, fica mais fácil para traçar metas claras e alcançá-las.</text:p>
      <text:p text:style-name="P8"><text:span text:style-name="Strong_20_Emphasis"><text:span text:style-name="T2">Alinhar interesses da empresa aos interesses dos funcionários é fundamental</text:span></text:span></text:p>
      <text:p text:style-name="P12">“Alinhar os interesses dos funcionários com os da empresa é fundamental para o sucesso da empresa. É preciso estimular as pessoas a buscarem o que é bom para elas e para a organização”, </text:p>
      <text:p text:style-name="P12">O que ele quer dizer com isso é que uma das maneiras de engajar de verdade funcionários com a empresa é criar objetivos comuns entre as duas partes.</text:p>
      <text:p text:style-name="P23">Assim, ao mesmo tempo em que o seu funcionário perseguirá seu desenvolvimento profissional, ele também estará se capacitando para desempenhar melhor as funções que lhe são dadas dentro da empresa.</text:p>
      <text:p text:style-name="P8"><text:span text:style-name="Strong_20_Emphasis"><text:span text:style-name="T2">Investir em treinamentos para sua equipe é muito importante</text:span></text:span></text:p>
      <text:p text:style-name="P12">Mas, para que um plano de carreira realmente tenha o efeito desejado, é importante que a empresa forneça recursos para que o funcionário possa desenvolver as competências que lhe faltam. Nesse sentido, os programas de treinamento são fundamentais.</text:p>
      <text:p text:style-name="P8"><text:span text:style-name="T2">Há inúmeras formas de se fazer um treinamento. Cursos formais, técnicos, </text:span><text:span text:style-name="Emphasis"><text:span text:style-name="T2">coaching, mentoring.</text:span></text:span><text:span text:style-name="T2"> Cada um tem vantagens e desvantagens. É importante definir qual o melhor modelo para alcançar o objetivo proposto.</text:span></text:p>
      <text:list xml:id="list1060163281529668965" text:style-name="L5">
        <text:list-item>
          <text:p text:style-name="P44">Ensino a distância – é uma estratégia na qual o aluno é o principal responsável pelo seu aprendizado; por isso, recomenda-se um acompanhamento por parte da empresa ao longo do processo.</text:p>
        </text:list-item>
        <text:list-item>
          <text:p text:style-name="P44">Cursos presenciais – é a forma de treinamento mais recomendável para a implementação de uma nova plataforma ou de um novo equipamento, por exemplo. Assim o colaborador poderá demonstrar, na prática, que apreendeu os conceitos ensinados.</text:p>
        </text:list-item>
        <text:list-item>
          <text:p text:style-name="P47"><text:a xlink:type="simple" xlink:href="https://endeavor.org.br/coaching-importante-empresa/" text:style-name="Internet_20_link" text:visited-style-name="Visited_20_Internet_20_Link"><text:span text:style-name="Emphasis"><text:span text:style-name="T2">Coaching</text:span></text:span></text:a><text:span text:style-name="T2"> – é por meio do </text:span><text:span text:style-name="Emphasis"><text:span text:style-name="T2">coaching</text:span></text:span><text:span text:style-name="T2"> que seus colaboradores podem se tornar mais confiantes, acessando técnicas e metodologias para crescerem individualmente e para se desenvolverem como líderes.</text:span></text:p>
        </text:list-item>
        <text:list-item>
          <text:p text:style-name="P40"><text:a xlink:type="simple" xlink:href="https://endeavor.org.br/mentor-por-que-eu-deveria-ter-um/" office:target-frame-name="_blank" xlink:show="new" text:style-name="Internet_20_link" text:visited-style-name="Visited_20_Internet_20_Link"><text:span text:style-name="Emphasis"><text:span text:style-name="T2">Mentoring</text:span></text:span></text:a><text:span text:style-name="T2">  – assim como o </text:span><text:span text:style-name="Emphasis"><text:span text:style-name="T2">coaching</text:span></text:span><text:span text:style-name="T2">, o </text:span><text:span text:style-name="Emphasis"><text:span text:style-name="T2">mentoring</text:span></text:span><text:span text:style-name="T2"> também consiste em uma técnica de treinamento que você deveria considerar em seus processos. Segundo a especialista Sandra Betti, da MBA Empresarial, um mentor nos ajuda a sermos pessoas melhores não apenas nos negócios, mas na vida.</text:span></text:p>
        </text:list-item>
      </text:list>
      <text:p text:style-name="P12"/>
      <text:p text:style-name="P8"><text:soft-page-break/><text:span text:style-name="Strong_20_Emphasis"><text:span text:style-name="T2">E a geração Y, como fica?</text:span></text:span></text:p>
      <text:p text:style-name="P12">Bom, que o mundo está mudando e que as novas gerações estão, cada vez mais, transformando o funcionamento do mercado de trabalho, todos sabem. Esses jovens buscam propósito e a possibilidade de se desenvolver nas organizações, e não têm problemas em mudar de trabalho quantas vezes forem necessárias.</text:p>
      <text:p text:style-name="P12"> aborda o tema e, de acordo com o texto, a visão de entrar na empresa como estagiário e sair presidente é obsoleta. Os jovens passam menos tempo em cada empresa e estão mais dispostos a riscos, aceitando trabalhar em empresas novas, menores ou mesmo abrindo o próprio negócio.</text:p>
      <text:p text:style-name="P12">Mesmo assim, o planejamento é visto como um passo importante para atingir os objetivos que deseja. Então, fica a pergunta: como estruturar um plano de carreira para reter esses jovens talentos?</text:p>
      <text:p text:style-name="P12">A resposta até que é simples: o plano deve acompanhar a missão e os valores da empresa, o seu propósito. Assim, estabelecendo uma conexão, a possibilidade do seu jovem talento também se conectar à ela é muito maior.</text:p>
      <text:p text:style-name="P8"><text:span text:style-name="Strong_20_Emphasis"><text:span text:style-name="T2">A seguir, algumas dicas para você saber por onde começar a estruturar um plano de carreira para seus funcionários</text:span></text:span></text:p>
      <text:list xml:id="list7232395306311068413" text:style-name="L6">
        <text:list-item>
          <text:p text:style-name="P48"><text:span text:style-name="Strong_20_Emphasis"><text:span text:style-name="T2">Pensar sobre o futuro: </text:span></text:span><text:span text:style-name="T2">para início de conversa, você precisa saber quais são os objetivos e sonhos do seu funcionário. Como ele se vê em 3 anos? Que cargo gostaria de ocupar? É provável que ele não esteja preparado para a responsabilidade que almeja. É nesse ponto, justamente, que a empresa pode entrar com o plano de carreiras, criando um terreno fértil para que o funcionário desenvolva novas competências.</text:span></text:p>
        </text:list-item>
        <text:list-item>
          <text:p text:style-name="P48"><text:span text:style-name="Strong_20_Emphasis"><text:span text:style-name="T2">Identificar pontos fortes e fracos:</text:span></text:span><text:span text:style-name="T2"> o próximo passo é identificar em cada um seus pontos fortes e fracos, e elencar tudo aquilo que precisa ser trabalhado.</text:span></text:p>
        </text:list-item>
        <text:list-item>
          <text:p text:style-name="P48"><text:span text:style-name="Strong_20_Emphasis"><text:span text:style-name="T2">Trabalhando forças:</text:span></text:span><text:span text:style-name="T2"> atenção! É muito mais fácil potencializar habilidades que você já tem, do que desenvolver novas habilidades. Isso deve ser levado em consideração no momento de pensar um plano de carreira.</text:span></text:p>
        </text:list-item>
        <text:list-item>
          <text:p text:style-name="P41"><text:span text:style-name="Strong_20_Emphasis"><text:span text:style-name="T2">Estabelecendo metas:</text:span></text:span><text:span text:style-name="T2"> as metas são importantes para o funcionário conseguir alcançar seus objetivos. Lembra do primeiro item? A partir da resposta para a pergunta: “Onde você quer estar em 3 anos?”, é preciso estabelecer metas tangíveis e prazos.</text:span></text:p>
        </text:list-item>
      </text:list>
      <text:p text:style-name="P8"><text:span text:style-name="Strong_20_Emphasis"><text:span text:style-name="T2">Um conselho para você, empreendedor</text:span></text:span></text:p>
      <text:p text:style-name="P8"><text:span text:style-name="T2">Fazer um </text:span><text:span text:style-name="Strong_20_Emphasis"><text:span text:style-name="T2">plano de carreira</text:span></text:span><text:span text:style-name="T2"> significa investir nos funcionários. E quem ganha com isso é você e sua empresa. Contudo, por mais bacana que sua empresa seja e o plano de carreira que você oferece, pode ser que mesmo assim o seu jovem talento, em determinado momento, resolva bater asinhas por ai. Acima de tudo, lembre-se sempre: o funcionário não é seu. Ele está na sua empresa, aprendendo, ensinando e contribuindo para o bom andamento dos negócios, mas ele é livre para encontrar outros desafios em outras empresas.</text:span></text:p>
      <text:p text:style-name="P12"/>
      <text:h text:style-name="P21" text:outline-level="1"><text:soft-page-break/>Afinal, o que é plano de carreira?</text:h>
      <text:p text:style-name="P19"><text:a xlink:type="simple" xlink:href="http://www.rh.com.br/Portal/Carreira/Artigo/8752/afinal-o-que-e-plano-de-carreira.html#" text:style-name="Internet_20_link" text:visited-style-name="Visited_20_Internet_20_Link"><text:span text:style-name="T2"/></text:a></text:p>
      <text:p text:style-name="P12">Se antigamente era comum a uma pessoa terminar seus estudos, conseguir um emprego e nele ficar por toda a vida, até a sua aposentadoria, hoje são cada vez mais raras histórias de longevidade em uma mesma organização. </text:p>
      <text:p text:style-name="P12"><text:line-break/>Segundo a pesquisa "Contratação, Demissão e Carreira dos Executivos Brasileiros", da Catho Online, apenas 25% dos entrevistados está na mesma empresa há mais de cinco anos. Isso ocorre, principalmente, em função da busca cada vez maior por desafios e novidades por parte dos profissionais, sobretudo os jovens. </text:p>
      <text:p text:style-name="P12"><text:line-break/>Entretanto, se a longevidade no mesmo local de trabalho é cada vez menor, é fato que apenas uma minoria dos profissionais prepara-se para o futuro. O mais comum é que o profissional lembre-se do seu currículo somente ao ser demitido ou quando está insatisfeito na empresa onde trabalha e deseja mudar de emprego. </text:p>
      <text:p text:style-name="P12"><text:line-break/>É aí que aparece a figura do plano de carreira, que consiste, antes de qualquer coisa, em um conjunto de ações a serem tomadas que permitam que os passos de sua vida profissional sejam, na sua maioria, em um sentido ascendente, rumo ao crescimento. </text:p>
      <text:p text:style-name="P13"><text:line-break/>Basicamente, o planejamento é composto por três partes: a primeira diz respeito onde você se encontra atualmente, com relação ao cargo ocupado, remuneração, competências que possui, formação acadêmica e histórico profissional. A segunda, é relacionada aonde se quer chegar, quais seus objetivos em curto, médio e longo prazos. Por exemplo: "ser o diretor de uma grande empresa", ou "ser o dono do meu próprio negócio". E a terceira - quais os passos necessários para que seus objetivos sejam atingidos, ou seja, o caminho a ser percorrido. <text:line-break/><text:line-break/>Na formulação dos objetivos, é necessário muito bom-senso. Acima de tudo, o plano deve ser factível, sob pena de o profissional desmotivar-se com o passar do tempo em função de metas inatingíveis, fazendo com que as deixe de lado. Dito isso, alguns aspectos devem ser considerados na elaboração e, principalmente, na execução do planejamento. </text:p>
      <text:p text:style-name="P13">Procure organizações para trabalhar que compartilhem com os mesmos valores e objetivos que possui. Por exemplo, uma empresa de administração extremamente centralizadora, cujas decisões devam todas obrigatoriamente passar pelo presidente ou pela diretoria pode ser um ambiente extremamente frustrante para aquele que deseja colocar em prática sua criatividade. </text:p>
      <text:p text:style-name="P12"><text:line-break/>Além disso, é muito importante estar sempre atualizado com as técnicas requeridas pelo cargo que deseja ocupar. Participar frequentemente de cursos, palestras e feiras é fundamental, além de proporcionar novos e <text:soft-page-break/>ricos contatos. Mas é primordial escolher aqueles que realmente tenham a ver com seus objetivos profissionais, para que tempo e dinheiro não sejam desperdiçados. </text:p>
      <text:p text:style-name="P12"><text:line-break/>Cuide da sua network. Termo tão difundido nesses últimos anos, conheci poucos profissionais que realmente têm uma network eficaz, ou seja, que traz resultados positivos à sua carreira. Desenvolver uma boa rede de contatos não é disparar para todos os lados, adicionando todos, conhecidos ou não, a suas redes sociais como "amigos". Uma boa network tem contatos em número suficiente para que você, ao necessitar, consiga ajuda para, por exemplo, recolocar-se no mercado. Mas não deve ser grande o bastante que não permita um contato frequente com cada pessoa da sua rede. Afinal, pedir uma indicação de emprego para aquele colega com quem você não fala há dez anos pode ser uma situação desagradável para ambos os lados, além de improdutiva. </text:p>
      <text:p text:style-name="P12"><text:line-break/>Também é muito importante ter em mente que a network não deve servir apenas para pedir ajuda nos tempos difíceis. Atitudes como indicar uma vaga àquele colega que necessita de recolocação, ou direcioná-lo a um cargo que acredite estar de acordo com o perfil dele fazem parte de um rol que demonstram a intenção de ajudar, o que pode ser muito benéfico futuramente. </text:p>
      <text:p text:style-name="P12"><text:line-break/>O mercado deve vir atrás do profissional, e não o contrário. Por isso, é fundamental estar constantemente em evidência, mantendo perfis nas redes sociais atualizados e publicando frequentemente conteúdo de sua autoria que mostre suas competências aos leitores. Lembre-se: em busca constante por talentos, praticamente todos os selecionadores participam dessas redes e estão atentos ao que muitas pessoas escrevem. </text:p>
      <text:p text:style-name="P12"><text:line-break/>E, por último, reavalie seu plano anualmente. É comum que não se atinjam os resultados esperados, no prazo determinado, com o custo previsto. Ele deve, portanto, ao menos uma vez ao ano, ser revisto e readequado, em função de novas metas ou de objetivos não cumpridos ou, ao contrário, superados. </text:p>
      <text:p text:style-name="P14"><text:line-break/>Essa ferramenta tem um forte fator motivacional e, aliada à escolha de uma área em que realmente goste de trabalhar, pode torná-lo, realmente, um profissional de destaque. Utilize-a com sabedoria e tenha muito sucesso! </text:p>
      <text:p text:style-name="P14">Qual é o meu objetivo?</text:p>
      <text:section text:style-name="Sect1" text:name="texto">
        <text:p text:style-name="P12"/>
        <text:h text:style-name="P27" text:outline-level="3">O que eu sei?</text:h>
        <text:p text:style-name="P12">O passo seguinte é analisar o que já possui ou foi conquistado. Como Lúcia Costa diz, uma série de perguntas vão ajudar nessa hora. "Olhe para dentro. Qual é a sua idade? Que cursos fez? O que sabe fazer? No que é bom? O que gosta de estudar? Que línguas fala? Valoriza mais a vida profissional ou pessoal?"</text:p>
        <text:p text:style-name="P12">A construção do plano de carreira será um caminho do que se tem hoje para o que se deseja.</text:p>
        <text:h text:style-name="P27" text:outline-level="3"><text:soft-page-break/>Quanto tempo dura meu plano?</text:h>
        <text:p text:style-name="P12">O plano de carreira pode ter diferentes durações. Pode ser de curto, médio ou longo prazo. Cada um vai definir o que é melhor para si.</text:p>
        <text:p text:style-name="P12">Para quem nunca fez um plano, começar por um de curto prazo é sempre mais fácil. Essa também é a melhor opção para quem está começando a carreira, porque um objetivo próximo é mais real e atingível.</text:p>
        <text:p text:style-name="P12">O ideal, porém, é que o plano contenha metas de longa e curta duração.</text:p>
        <text:h text:style-name="P27" text:outline-level="3">O que eu preciso?</text:h>
        <text:p text:style-name="P12">Definido o objetivo e o que se tem, é preciso identificar o que é necessário para alcançá-lo.</text:p>
        <text:p text:style-name="P12">"Às vezes precisa juntar dinheiro para pagar um curso. Entrar em fóruns, grupos ou comunidades na internet para se inserir no assunto que não domina. Mudar um comportamento. Pode ser trocar de empresa, porque precisa passar por uma maior, ou estudar uma nova língua", diz Lucia Costa.</text:p>
        <text:p text:style-name="P12">Nesse momento, conversar com profissionais mais experientes ou mentores pode ajudar. Principalmente com aqueles que estão aonde você quer chegar.</text:p>
        <text:h text:style-name="P27" text:outline-level="3">Consigo alinhar meu plano com a empresa?</text:h>
        <text:p text:style-name="P12">Muitas empresas oferecem um plano de carreira aos seus funcionários. Alinhar o seu plano ao da empresa pode ser uma vantagem.</text:p>
        <text:p text:style-name="P12">Para isso, é possível compartilhar seu plano com chefes ou mesmo o RH. Eles podem, então, ajudar em alguns objetivos. Por exemplo, se o seu plano de carreira passa por morar em outra cidade ou país, ela pode proporcionar isso.</text:p>
        <text:h text:style-name="P27" text:outline-level="3">Estou no caminho certo?</text:h>
        <text:p text:style-name="P12">Para Lucia Costa, o plano de carreira é uma trilha a ser desbravada e não um trilho de trem. "Existem diferentes caminhos para se atingir um objetivo", afirma. Ou seja, não é porque você se espelha em alguém que terá exatamente a mesma carreira daquela pessoa.  E, mesmo com um plano traçado, desvios de rota são naturais.<text:line-break/>Fernanda Dall'Anese sugere parar 30 minutos por semana para refletir sobre a carreira e os rumos que está tomando, se estão de acordo com os planos e o que pode ou deve ser feito de maneira diferente.</text:p>
      </text:section>
      <text:h text:style-name="P20" text:outline-level="1"><text:soft-page-break/><text:span text:style-name="Strong_20_Emphasis"><text:span text:style-name="T6"/></text:span></text:h>
      <text:h text:style-name="P25" text:outline-level="2">Mas, o que é isso?</text:h>
      <text:p text:style-name="P8"><text:span text:style-name="T6">O plano de carreira funciona como um guia elaborado entre o funcionário e a empresa, onde o colaborador irá identificar o momento em que se encontra, quais são seus objetivos profissionais e quais passos são necessários para atingir seus sonhos. Tendo metas definidas, o colaborador saberá exatamente o que deverá fazer para alcançar seus objetivos, além de identificar quais posições ele pode conseguir dentro da empresa em que trabalha.</text:span></text:p>
      <text:h text:style-name="P25" text:outline-level="2">O que eu preciso ter no meu plano de desenvolvimento de carreira?</text:h>
      <text:p text:style-name="P8"><text:span text:style-name="T6">Isso depende de cada pessoa, de suas ambições e do que ela pode fazer para alcançar seus objetivos. Primeiro, é necessário ser realista e estipular metas alcançáveis. Além de ter o caminho que você pretende trilhar em uma empresa, também é importante ter toda a especialização necessária que precisa realizar, como </text:span><text:a xlink:type="simple" xlink:href="http://www.ibccoaching.com.br/nossos-cursos/leader-coach-training-lct/" text:style-name="Internet_20_link" text:visited-style-name="Visited_20_Internet_20_Link"><text:span text:style-name="T10">cursos e treinamentos</text:span></text:a><text:span text:style-name="T2"> </text:span><text:span text:style-name="T6">que te tornarão mais apto para exercer os cargos que almeja.  É importante que um plano de carreira possa ser vantajoso tanto para a empresa quanto para o funcionário, por isso deve conter os interesses de ambas as partes de uma maneira ética, resultando assim em um crescimento mútuo dentro da corporação.</text:span></text:p>
      <text:p text:style-name="P18"/>
      <text:p text:style-name="P30"><text:a xlink:type="simple" xlink:href="http://www.ibccoaching.com.br/portal/rh-gestao-pessoas/o-que-e-plano-de-carreira/" text:style-name="Internet_20_link" text:visited-style-name="Visited_20_Internet_20_Link"><text:span text:style-name="T5">http://www.ibccoaching.com.br/portal/rh-gestao-pessoas/o-que-e-plano-de-carreira/</text:span></text:a></text:p>
      <text:p text:style-name="P6"/>
      <text:p text:style-name="P2"><text:a xlink:type="simple" xlink:href="http://economia.uol.com.br/empregos-e-carreiras/noticias/redacao/2015/05/28/ainda-nao-tem-um-plano-de-carreira-veja-6-dicas-para-elaborar-o-seu.htm" text:style-name="Internet_20_link" text:visited-style-name="Visited_20_Internet_20_Link"><text:span text:style-name="T2">http://economia.uol.com.br/empregos-e-carreiras/noticias/redacao/2015/05/28/ainda-nao-tem-um-plano-de-carreira-veja-6-dicas-para-elaborar-o-seu.htm</text:span></text:a></text:p>
      <text:p text:style-name="P6"/>
      <text:p text:style-name="P1"><text:a xlink:type="simple" xlink:href="http://blog.luz.vc/como-fazer/como-fazer-o-seu-planejamento-de-carreira/" text:style-name="Internet_20_link" text:visited-style-name="Visited_20_Internet_20_Link"><text:span text:style-name="T2">http://blog.luz.vc/como-fazer/como-fazer-o-seu-planejamento-de-carreira/</text:span></text:a></text:p>
      <text:p text:style-name="P7"/>
      <text:p text:style-name="P1"><text:a xlink:type="simple" xlink:href="https://endeavor.org.br/plano-de-carreira/" text:style-name="Internet_20_link" text:visited-style-name="Visited_20_Internet_20_Link"><text:span text:style-name="T2">https://endeavor.org.br/plano-de-carreira/</text:span></text:a></text:p>
      <text:p text:style-name="P7"/>
      <text:p text:style-name="P1"><text:a xlink:type="simple" xlink:href="http://www.rh.com.br/Portal/Carreira/Artigo/8752/afinal-o-que-e-plano-de-carreira.html" text:style-name="Internet_20_link" text:visited-style-name="Visited_20_Internet_20_Link"><text:span text:style-name="T2">http://www.rh.com.br/Portal/Carreira/Artigo/8752/afinal-o-que-e-plano-de-carreira.html</text:span></text:a></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6T18:46:39.678558795</meta:creation-date>
    <dc:date>2016-06-11T19:42:56.287356470</dc:date>
    <meta:editing-duration>PT5H21M53S</meta:editing-duration>
    <meta:editing-cycles>14</meta:editing-cycles>
    <meta:generator>LibreOffice/5.1.3.2$Linux_X86_64 LibreOffice_project/10m0$Build-2</meta:generator>
    <meta:document-statistic meta:table-count="0" meta:image-count="0" meta:object-count="0" meta:page-count="12" meta:paragraph-count="144" meta:word-count="4551" meta:character-count="27946" meta:non-whitespace-character-count="23487"/>
  </office:meta>
</office:document-meta>
</file>